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e23" officeooo:paragraph-rsid="00096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ablir <text:s/>--Res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8T13:45:58.454000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1.4.2$Windows_X86_64 LibreOffice_project/a529a4fab45b75fefc5b6226684193eb000654f6</meta:generator>
  </office:meta>
</office:document-meta>
</file>